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Arial2" svg:font-family="Arial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Times New Roman2" svg:font-family="'Times New Roman'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Webdings2" svg:font-family="Webdings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bdings1" svg:font-family="Web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0.757cm" style:use-optimal-column-width="false"/>
    </style:style>
    <style:style style:name="co2" style:family="table-column">
      <style:table-column-properties style:column-width="2.381cm" style:use-optimal-column-width="false"/>
    </style:style>
    <style:style style:name="co3" style:family="table-column">
      <style:table-column-properties style:column-width="2.74cm" style:use-optimal-column-width="false"/>
    </style:style>
    <style:style style:name="co4" style:family="table-column">
      <style:table-column-properties style:column-width="3.193cm" style:use-optimal-column-width="false"/>
    </style:style>
    <style:style style:name="co5" style:family="table-column">
      <style:table-column-properties style:column-width="2.72cm" style:use-optimal-column-width="false"/>
    </style:style>
    <style:style style:name="co6" style:family="table-column">
      <style:table-column-properties style:column-width="2.574cm" style:use-optimal-column-width="false"/>
    </style:style>
    <style:style style:name="co7" style:family="table-column">
      <style:table-column-properties style:column-width="5.291cm" style:use-optimal-column-width="false"/>
    </style:style>
    <style:style style:name="co8" style:family="table-column">
      <style:table-column-properties style:column-width="3.365cm" style:use-optimal-column-width="false"/>
    </style:style>
    <style:style style:name="co9" style:family="table-column">
      <style:table-column-properties style:column-width="7.252cm" style:use-optimal-column-width="false"/>
    </style:style>
    <style:style style:name="co10" style:family="table-column">
      <style:table-column-properties style:column-width="2.917cm" style:use-optimal-column-width="false"/>
    </style:style>
    <style:style style:name="co11" style:family="table-column">
      <style:table-column-properties style:column-width="2.317cm" style:use-optimal-column-width="false"/>
    </style:style>
    <style:style style:name="co12" style:family="table-column">
      <style:table-column-properties style:column-width="3.08cm" style:use-optimal-column-width="false"/>
    </style:style>
    <style:style style:name="co13" style:family="table-column">
      <style:table-column-properties style:column-width="2.838cm" style:use-optimal-column-width="false"/>
    </style:style>
    <style:style style:name="co14" style:family="table-column">
      <style:table-column-properties style:column-width="2.653cm" style:use-optimal-column-width="false"/>
    </style:style>
    <style:style style:name="co15" style:family="table-column">
      <style:table-column-properties style:column-width="2.823cm" style:use-optimal-column-width="false"/>
    </style:style>
    <style:style style:name="co16" style:family="table-column">
      <style:table-column-properties style:column-width="0.888cm" style:use-optimal-column-width="false"/>
    </style:style>
    <style:style style:name="co17" style:family="table-column">
      <style:table-column-properties style:column-width="3.1cm" style:use-optimal-column-width="false"/>
    </style:style>
    <style:style style:name="co18" style:family="table-column">
      <style:table-column-properties style:column-width="2.702cm" style:use-optimal-column-width="false"/>
    </style:style>
    <style:style style:name="co19" style:family="table-column">
      <style:table-column-properties style:column-width="3.876cm" style:use-optimal-column-width="false"/>
    </style:style>
    <style:style style:name="co20" style:family="table-column">
      <style:table-column-properties style:column-width="2.532cm" style:use-optimal-column-width="false"/>
    </style:style>
    <style:style style:name="co21" style:family="table-column">
      <style:table-column-properties style:column-width="2.273cm" style:use-optimal-column-width="false"/>
    </style:style>
    <style:style style:name="co22" style:family="table-column">
      <style:table-column-properties style:column-width="3.122cm" style:use-optimal-column-width="false"/>
    </style:style>
    <style:style style:name="co23" style:family="table-column">
      <style:table-column-properties style:column-width="2.813cm" style:use-optimal-column-width="false"/>
    </style:style>
    <style:style style:name="co24" style:family="table-column">
      <style:table-column-properties style:column-width="2.549cm" style:use-optimal-column-width="false"/>
    </style:style>
    <style:style style:name="co25" style:family="table-column">
      <style:table-column-properties style:column-width="2.551cm" style:use-optimal-column-width="false"/>
    </style:style>
    <style:style style:name="co26" style:family="table-column">
      <style:table-column-properties style:column-width="3.331cm" style:use-optimal-column-width="false"/>
    </style:style>
    <style:style style:name="co27" style:family="table-column">
      <style:table-column-properties style:column-width="2.52cm" style:use-optimal-column-width="false"/>
    </style:style>
    <style:style style:name="co28" style:family="table-column">
      <style:table-column-properties style:column-width="3.157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79cm"/>
    </style:style>
    <style:style style:name="ro3" style:family="table-row">
      <style:table-row-properties style:row-height="0.765cm"/>
    </style:style>
    <style:style style:name="ro4" style:family="table-row">
      <style:table-row-properties style:row-height="0.735cm"/>
    </style:style>
    <style:style style:name="ro5" style:family="table-row">
      <style:table-row-properties style:row-height="0cm"/>
    </style:style>
    <style:style style:name="ro6" style:family="table-row">
      <style:table-row-properties style:row-height="0.771cm"/>
    </style:style>
    <style:style style:name="ro7" style:family="table-row">
      <style:table-row-properties style:row-height="0.905cm"/>
    </style:style>
    <style:style style:name="ro8" style:family="table-row">
      <style:table-row-properties style:row-height="0.739cm"/>
    </style:style>
    <style:style style:name="ro9" style:family="table-row">
      <style:table-row-properties style:row-height="0.737cm"/>
    </style:style>
    <style:style style:name="ro10" style:family="table-row">
      <style:table-row-properties style:row-height="0.736cm"/>
    </style:style>
    <style:style style:name="ce1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 fo:padding-left="0.05cm" fo:padding-right="0.05cm"/>
      <style:paragraph-properties fo:text-align="center" fo:border-left="0.03pt solid #ffffff" fo:border-right="0.03pt solid #ffffff" fo:border-top="0.03pt solid #ffffff" fo:border-bottom="none" style:text-autospace="none"/>
      <style:text-properties style:font-name="Webdings" fo:font-size="15pt" fo:language="en" fo:country="US" style:font-name-asian="Webdings2" style:font-size-asian="15pt" style:font-name-complex="Webdings2" style:font-size-complex="15pt"/>
    </style:style>
    <style:style style:name="ce4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ce6" style:family="table-cell">
      <style:graphic-properties style:repeat="repeat"/>
      <style:text-properties fo:font-size="8pt" fo:font-style="italic" style:font-size-asian="8pt" style:font-style-asian="italic" style:font-size-complex="8pt" style:font-style-complex="italic"/>
    </style:style>
    <style:style style:name="ce7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ingdings" fo:font-size="18pt" fo:language="en" fo:country="US" style:font-size-asian="18pt" style:font-size-complex="18pt"/>
    </style:style>
    <style:style style:name="ce8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9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0.03pt solid #ffffff"/>
      <style:text-properties fo:font-size="12pt" style:font-size-asian="12pt" style:font-size-complex="12pt"/>
    </style:style>
    <style:style style:name="ce10" style:family="table-cell">
      <style:graphic-properties style:repeat="repeat"/>
      <style:text-properties fo:font-size="10pt" style:font-size-asian="10pt" style:font-size-complex="10pt"/>
    </style:style>
    <style:style style:name="ce11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ingdings" fo:font-size="12pt" fo:language="en" fo:country="US" style:font-size-asian="12pt" style:font-size-complex="12pt"/>
    </style:style>
    <style:style style:name="ce12" style:family="table-cell">
      <style:graphic-properties style:repeat="repeat"/>
      <style:text-properties fo:font-size="8pt" style:font-size-asian="8pt" style:font-size-complex="8pt"/>
    </style:style>
    <style:style style:name="ce13" style:family="table-cell">
      <style:graphic-properties style:repeat="repeat"/>
    </style:style>
    <style:style style:name="ce14" style:family="table-cell">
      <style:graphic-properties style:repeat="repeat"/>
      <style:text-properties fo:font-size="9pt" style:font-size-asian="9pt" style:font-size-complex="9pt"/>
    </style:style>
    <style:style style:name="ce15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0.03pt solid #ffffff"/>
      <style:text-properties fo:font-size="10pt" style:font-size-asian="10pt" style:font-size-complex="10pt"/>
    </style:style>
    <style:style style:name="ce16" style:family="table-cell">
      <style:graphic-properties style:repeat="repeat"/>
      <style:text-properties fo:font-size="10pt" fo:font-style="italic" style:font-size-asian="10pt" style:font-style-asian="italic" style:font-size-complex="10pt" style:font-style-complex="italic"/>
    </style:style>
    <style:style style:name="ce17" style:family="table-cell">
      <style:graphic-properties style:repeat="repeat" fo:padding-left="0.05cm" fo:padding-right="0.05cm"/>
      <style:paragraph-properties fo:text-align="center" fo:border-left="0.03pt solid #ffffff" fo:border-right="0.03pt solid #ffffff" fo:border-top="none" fo:border-bottom="none" style:text-autospace="none"/>
      <style:text-properties style:font-name="Webdings" fo:font-size="12pt" fo:language="en" fo:country="US" style:font-size-asian="12pt" style:font-size-complex="12pt"/>
    </style:style>
    <style:style style:name="ce18" style:family="table-cell">
      <style:graphic-properties style:repeat="repeat"/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20" style:family="table-cell">
      <style:graphic-properties style:repeat="repeat"/>
      <style:paragraph-properties fo:text-align="center"/>
      <style:text-properties fo:font-size="18pt" style:font-size-asian="18pt" style:font-size-complex="18pt"/>
    </style:style>
    <style:style style:name="ce21" style:family="table-cell">
      <style:graphic-properties style:repeat="repeat" draw:textarea-vertical-align="middle" fo:padding-left="0.05cm" fo:padding-right="0.05cm"/>
      <style:paragraph-properties fo:text-align="center" fo:border-left="0.03pt solid #ffffff" fo:border-right="0.03pt solid #ffffff" fo:border-top="0.03pt solid #ffffff" fo:border-bottom="none" style:text-autospace="none"/>
      <style:text-properties style:font-name="Webdings" fo:font-size="12pt" fo:language="en" fo:country="US" style:font-name-asian="Webdings2" style:font-size-asian="12pt" style:font-name-complex="Webdings2" style:font-size-complex="12pt"/>
    </style:style>
    <style:style style:name="ce22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language="en" fo:country="US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style:paragraph-properties fo:text-align="center" style:text-autospace="none"/>
    </style:style>
    <style:style style:name="T1" style:family="text">
      <style:text-properties style:use-window-font-color="true" style:text-outline="false" style:text-line-through-style="none" style:text-line-through-type="none" style:font-name="Webdings" fo:font-size="15pt" fo:language="en" fo:country="US" fo:font-style="normal" fo:text-shadow="none" style:text-underline-style="none" fo:font-weight="normal" style:letter-kerning="true" style:font-name-asian="Webdings2" style:font-size-asian="15pt" style:font-style-asian="normal" style:font-weight-asian="normal" style:font-name-complex="Webding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use-window-font-color="true" style:font-name="Wingdings" fo:font-size="13pt" fo:language="en" fo:country="US" style:letter-kerning="true" style:font-name-asian="Wingdings1" style:font-size-asian="13pt" style:font-name-complex="Wingdings1" style:font-size-complex="13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00000" style:font-name="Wingdings" fo:font-size="13pt" fo:language="en" fo:country="US" style:letter-kerning="true" style:font-name-asian="Wingdings1" style:font-size-asian="13pt" style:font-name-complex="Wingdings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1" draw:id="id1" draw:layer="layout" svg:width="9.07cm" svg:height="3.997cm" svg:x="10.232cm" svg:y="15.4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&lt;table_name2&gt;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tp2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tp2Point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tabl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tp2Name</text:span></text:p>
              </table:table-cell>
              <table:table-cell table:style-name="ce5">
                <text:p><text:span text:style-name="T2">varchar(5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9.07cm" svg:height="3.232cm" svg:x="2.8cm" svg:y="7.0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1">&lt;table_name1&gt;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tp1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tp1Name</text:span></text:p>
              </table:table-cell>
              <table:table-cell table:style-name="ce5">
                <text:p><text:span text:style-name="T2">varchar(5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name="1:N - " draw:style-name="gr1" draw:text-style-name="P1" draw:layer="layout" draw:type="lines" draw:line-skew="-3.602cm 0.528cm" svg:x1="14.767cm" svg:y1="15.403cm" svg:x2="11.87cm" svg:y2="8.682cm" draw:start-shape="id1" draw:start-glue-point="0" draw:end-shape="id2" svg:d="M14767 15403v-4103l-1867-2618h-1030" svg:viewBox="0 0 2898 6722">
          <svg:title>1:N - </svg:title>
          <text:p/>
        </draw:connector>
      </draw:page>
      <draw:page draw:name="page2" draw:style-name="dp1" draw:master-page-name="Обычный">
        <draw:frame draw:style-name="standard" xml:id="id3" draw:id="id3" draw:layer="layout" svg:width="11.341cm" svg:height="6.172cm" svg:x="1.469cm" svg:y="2.414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4">
                <text:p text:style-name="P1">aPerson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prsCode</text:span></text:p>
              </table:table-cell>
              <table:table-cell table:style-name="ce10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11"/>
              <table:table-cell table:style-name="ce4">
                <text:p><text:span text:style-name="T2">prsL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last nam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prsF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first name</text:span></text:p>
              </table:table-cell>
            </table:table-row>
            <table:table-row table:style-name="ro4">
              <table:table-cell table:style-name="ce9"/>
              <table:table-cell table:style-name="ce4">
                <text:p><text:span text:style-name="T2">prsPName</text:span></text:p>
              </table:table-cell>
              <table:table-cell table:style-name="ce10">
                <text:p><text:span text:style-name="T5">varchar(50)</text:span></text:p>
              </table:table-cell>
              <table:table-cell table:style-name="ce6">
                <text:p><text:span text:style-name="T3">patronymic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prsBDay</text:span></text:p>
              </table:table-cell>
              <table:table-cell table:style-name="ce10">
                <text:p><text:span text:style-name="T5">char[8]</text:span></text:p>
              </table:table-cell>
              <table:table-cell table:style-name="ce12"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 table:style-name="ce13">
                <text:p><text:span text:style-name="T2">prsBPlace</text:span></text:p>
              </table:table-cell>
              <table:table-cell table:style-name="ce10">
                <text:p text:style-name="P3">varchar(100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prs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13.754cm" svg:height="3.232cm" svg:x="14.806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4">
                <text:p text:style-name="P1">aObject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obj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objName</text:span></text:p>
              </table:table-cell>
              <table:table-cell table:style-name="ce5">
                <text:p><text:span text:style-name="T2">varchar(100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4">
                <text:p text:style-name="P4">objTitle</text:p>
              </table:table-cell>
              <table:table-cell table:style-name="ce5">
                <text:p text:style-name="P4">varchar(255)</text:p>
              </table:table-cell>
              <table:table-cell table:style-name="ce6">
                <text:p text:style-name="P5">aliase for perso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9.07cm" svg:height="7.045cm" svg:x="2.543cm" svg:y="11.206cm">
          <table:table table:template-name="default" table:use-first-row-styles="true" table:use-banding-rows-styles="true">
            <table:table-column table:style-name="co1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4">
                <text:p text:style-name="P1">aDoc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doc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docPersonP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Person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docSeries</text:span></text:p>
              </table:table-cell>
              <table:table-cell table:style-name="ce14">
                <text:p><text:span text:style-name="T7">varchar(10)</text:span></text:p>
              </table:table-cell>
              <table:table-cell table:style-name="ce6"/>
            </table:table-row>
            <table:table-row table:style-name="ro5" table:default-cell-style-name="ce10">
              <table:table-cell/>
              <table:table-cell table:style-name="ce5">
                <text:p><text:span text:style-name="T2">docNumber</text:span></text:p>
              </table:table-cell>
              <table:table-cell>
                <text:p><text:span text:style-name="T7">varchar(20)</text:span></text:p>
              </table:table-cell>
              <table:table-cell/>
            </table:table-row>
            <table:table-row table:style-name="ro5" table:default-cell-style-name="ce10">
              <table:table-cell/>
              <table:table-cell table:style-name="ce5">
                <text:p><text:span text:style-name="T2">docWho</text:span></text:p>
              </table:table-cell>
              <table:table-cell>
                <text:p><text:span text:style-name="T7">varchar(255)</text:span></text:p>
              </table:table-cell>
              <table:table-cell/>
            </table:table-row>
            <table:table-row table:style-name="ro6">
              <table:table-cell table:style-name="ce15"/>
              <table:table-cell table:style-name="ce4">
                <text:p><text:span text:style-name="T2">docWhen</text:span></text:p>
              </table:table-cell>
              <table:table-cell table:style-name="ce10">
                <text:p><text:span text:style-name="T5">char[8]</text:span></text:p>
              </table:table-cell>
              <table:table-cell table:style-name="ce16">
                <text:p><text:span text:style-name="T6">date - YYYMMDD</text:span></text:p>
              </table:table-cell>
            </table:table-row>
            <table:table-row table:style-name="ro6" table:default-cell-style-name="ce5">
              <table:table-cell/>
              <table:table-cell>
                <text:p><text:span text:style-name="T2">doc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6" table:default-cell-style-name="ce5">
              <table:table-cell/>
              <table:table-cell>
                <text:p><text:span text:style-name="T2">doc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xml:id="id5" draw:id="id5" draw:layer="layout" svg:width="9.07cm" svg:height="8.551cm" svg:x="17.797cm" svg:y="10.699cm">
          <table:table table:template-name="default" table:use-first-row-styles="true" table:use-banding-rows-styles="true">
            <table:table-column table:style-name="co1"/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4">
                <text:p text:style-name="P1">aAddress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adrCode</text:span></text:p>
              </table:table-cell>
              <table:table-cell table:style-name="ce14">
                <text:p><text:span text:style-name="T5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7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adrObjP</text:span></text:p>
              </table:table-cell>
              <table:table-cell table:style-name="ce14">
                <text:p><text:span text:style-name="T5">int</text:span></text:p>
              </table:table-cell>
              <table:table-cell table:style-name="ce6">
                <text:p><text:span text:style-name="T3">reference to the table</text:span></text:p>
              </table:table-cell>
            </table:table-row>
            <table:table-row table:style-name="ro8">
              <table:table-cell table:style-name="ce17"/>
              <table:table-cell table:style-name="ce4">
                <text:p><text:span text:style-name="T2">adrTypeR</text:span></text:p>
              </table:table-cell>
              <table:table-cell table:style-name="ce5">
                <text:p><text:span text:style-name="T5">int</text:span></text:p>
              </table:table-cell>
              <table:table-cell table:style-name="ce18"/>
            </table:table-row>
            <table:table-row table:style-name="ro4" table:default-cell-style-name="ce5">
              <table:table-cell/>
              <table:table-cell>
                <text:p text:style-name="P4">adrIndex</text:p>
              </table:table-cell>
              <table:table-cell table:style-name="ce10">
                <text:p text:style-name="P3">varchar(10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 text:style-name="P4">adrCountry</text:p>
              </table:table-cell>
              <table:table-cell table:style-name="ce10">
                <text:p><text:span text:style-name="T5">varchar(5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Region</text:span></text:p>
              </table:table-cell>
              <table:table-cell>
                <text:p><text:span text:style-name="T5">varchar(10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City</text:span></text:p>
              </table:table-cell>
              <table:table-cell>
                <text:p><text:span text:style-name="T5">varchar(50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Place</text:span></text:p>
              </table:table-cell>
              <table:table-cell>
                <text:p><text:span text:style-name="T5">varchar(255)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adr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adr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onnector draw:style-name="gr2" draw:text-style-name="P1" draw:layer="layout" draw:type="line" svg:x1="12.81cm" svg:y1="5.5cm" svg:x2="14.806cm" svg:y2="3.86cm" draw:start-shape="id3" draw:start-glue-point="1" draw:end-shape="id4" svg:d="M12810 5500l1996-1640" svg:viewBox="0 0 1997 1641">
          <text:p/>
        </draw:connector>
        <draw:connector draw:style-name="gr1" draw:text-style-name="P1" draw:layer="layout" draw:type="line" svg:x1="22.332cm" svg:y1="10.699cm" svg:x2="21.683cm" svg:y2="5.476cm" draw:start-shape="id5" draw:start-glue-point="0" draw:end-shape="id4" draw:end-glue-point="2" svg:d="M22332 10699l-649-5223" svg:viewBox="0 0 650 5224">
          <text:p/>
        </draw:connector>
        <draw:connector draw:style-name="gr1" draw:text-style-name="P1" draw:layer="controls" draw:type="line" svg:x1="11.613cm" svg:y1="14.728cm" svg:x2="21.683cm" svg:y2="5.476cm" draw:start-shape="id6" draw:start-glue-point="1" draw:end-shape="id4" draw:end-glue-point="2" svg:d="M11613 14728l10070-9252" svg:viewBox="0 0 10071 9253">
          <text:p/>
        </draw:connector>
      </draw:page>
      <draw:page draw:name="page3" draw:style-name="dp1" draw:master-page-name="Обычный">
        <draw:frame draw:style-name="standard" xml:id="id7" draw:id="id7" draw:layer="layout" svg:width="10.565cm" svg:height="10.762cm" svg:x="14.087cm" svg:y="2.244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20">
              <table:table-cell table:style-name="ce19" table:number-columns-spanned="4">
                <text:p text:style-name="P1"><text:span text:style-name="T8">aBase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basCode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>
                <text:p><text:span text:style-name="T9">unique code</text:span></text:p>
              </table:table-cell>
            </table:table-row>
            <table:table-row table:style-name="ro3" table:default-cell-style-name="ce5">
              <table:table-cell>
                <text:p text:style-name="P6"><text:span text:style-name="T10"></text:span></text:p>
              </table:table-cell>
              <table:table-cell>
                <text:p><text:span text:style-name="T2">basSrc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3">
              <table:table-cell table:style-name="ce11">
                <text:p text:style-name="P2"><text:span text:style-name="T4"></text:span></text:p>
              </table:table-cell>
              <table:table-cell table:style-name="ce4">
                <text:p><text:span text:style-name="T2">basObj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6">
                <text:p><text:span text:style-name="T3">reference to the table</text:span></text:p>
              </table:table-cell>
            </table:table-row>
            <table:table-row table:style-name="ro3">
              <table:table-cell table:style-name="ce8">
                <text:p text:style-name="P6"><text:span text:style-name="T10"></text:span></text:p>
              </table:table-cell>
              <table:table-cell table:style-name="ce4">
                <text:p><text:span text:style-name="T2">basPrs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/>
            </table:table-row>
            <table:table-row table:style-name="ro3">
              <table:table-cell table:style-name="ce9">
                <text:p text:style-name="P6"><text:span text:style-name="T10"></text:span></text:p>
              </table:table-cell>
              <table:table-cell table:style-name="ce4">
                <text:p><text:span text:style-name="T2">basDocP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/>
            </table:table-row>
            <table:table-row table:style-name="ro3" table:default-cell-style-name="ce5">
              <table:table-cell>
                <text:p text:style-name="P6"><text:span text:style-name="T10"></text:span></text:p>
              </table:table-cell>
              <table:table-cell>
                <text:p><text:span text:style-name="T2">basAdrReg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3" table:default-cell-style-name="ce5">
              <table:table-cell>
                <text:p text:style-name="P6"><text:span text:style-name="T10"></text:span></text:p>
              </table:table-cell>
              <table:table-cell>
                <text:p><text:span text:style-name="T2">basAdrFactP</text:span></text:p>
              </table:table-cell>
              <table:table-cell table:style-name="ce10">
                <text:p><text:span text:style-name="T5">int</text:span>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INN</text:span></text:p>
              </table:table-cell>
              <table:table-cell table:style-name="ce10">
                <text:p text:style-name="P3"><text:span text:style-name="T5">varchar(30)</text:span></text:p>
              </table:table-cell>
              <table:table-cell/>
            </table:table-row>
            <table:table-row table:style-name="ro4" table:default-cell-style-name="ce10">
              <table:table-cell/>
              <table:table-cell table:style-name="ce5">
                <text:p><text:span text:style-name="T2">basTel1</text:span></text:p>
              </table:table-cell>
              <table:table-cell>
                <text:p text:style-name="P3">varchar(20)</text:p>
              </table:table-cell>
              <table:table-cell table:style-name="ce5"/>
            </table:table-row>
            <table:table-row table:style-name="ro4" table:default-cell-style-name="ce10">
              <table:table-cell/>
              <table:table-cell table:style-name="ce5">
                <text:p><text:span text:style-name="T2">basTel2</text:span></text:p>
              </table:table-cell>
              <table:table-cell>
                <text:p text:style-name="P3">varchar(20)</text:p>
              </table:table-cell>
              <table:table-cell table:style-name="ce5"/>
            </table:table-row>
            <table:table-row table:style-name="ro4" table:default-cell-style-name="ce5">
              <table:table-cell/>
              <table:table-cell>
                <text:p><text:span text:style-name="T2">basNegative</text:span>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3Face</text:span>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><text:span text:style-name="T2">basOptional</text:span></text:p>
              </table:table-cell>
              <table:table-cell table:style-name="ce10">
                <text:p text:style-name="P3">text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xml:id="id8" draw:id="id8" draw:layer="layout" svg:width="7.942cm" svg:height="7.642cm" svg:x="2.235cm" svg:y="2.3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0"/>
            <table:table-column table:style-name="co21"/>
            <table:table-row table:style-name="ro1" table:default-cell-style-name="ce2">
              <table:table-cell table:style-name="ce1" table:number-columns-spanned="4">
                <text:p text:style-name="P1">aInfoSrc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22">
                <text:p text:style-name="P3"><text:span text:style-name="T2">srcCode</text:span></text:p>
              </table:table-cell>
              <table:table-cell table:style-name="ce10">
                <text:p text:style-name="P3"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22">
                <text:p text:style-name="P3"><text:span text:style-name="T2">srcName</text:span></text:p>
              </table:table-cell>
              <table:table-cell table:style-name="ce10">
                <text:p text:style-name="P3"><text:span text:style-name="T5">varchar(255)</text:span></text:p>
              </table:table-cell>
              <table:table-cell table:style-name="ce6"/>
            </table:table-row>
            <table:table-row table:style-name="ro4">
              <table:table-cell table:style-name="ce9"/>
              <table:table-cell table:style-name="ce22">
                <text:p text:style-name="P3"><text:span text:style-name="T2">srcDateY</text:span></text:p>
              </table:table-cell>
              <table:table-cell table:style-name="ce10">
                <text:p text:style-name="P3"><text:span text:style-name="T5">int</text:span></text:p>
              </table:table-cell>
              <table:table-cell table:style-name="ce6"/>
            </table:table-row>
            <table:table-row table:style-name="ro4" table:default-cell-style-name="ce5">
              <table:table-cell/>
              <table:table-cell table:style-name="ce22">
                <text:p text:style-name="P3"><text:span text:style-name="T2">srcDateM</text:span></text:p>
              </table:table-cell>
              <table:table-cell table:style-name="ce10">
                <text:p text:style-name="P3"><text:span text:style-name="T5">int</text:span></text:p>
              </table:table-cell>
              <table:table-cell/>
            </table:table-row>
            <table:table-row table:style-name="ro4" table:default-cell-style-name="ce5">
              <table:table-cell/>
              <table:table-cell table:style-name="ce22">
                <text:p text:style-name="P3"><text:span text:style-name="T2">srcDateD</text:span></text:p>
              </table:table-cell>
              <table:table-cell table:style-name="ce10">
                <text:p text:style-name="P3"><text:span text:style-name="T5">int</text:span></text:p>
              </table:table-cell>
              <table:table-cell/>
            </table:table-row>
            <table:table-row table:style-name="ro4" table:default-cell-style-name="ce10">
              <table:table-cell table:style-name="ce5"/>
              <table:table-cell>
                <text:p text:style-name="P3">srcRegion</text:p>
              </table:table-cell>
              <table:table-cell>
                <text:p text:style-name="P3">varcahr(100)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 text:style-name="P3">srcTypeR</text:p>
              </table:table-cell>
              <table:table-cell>
                <text:p text:style-name="P3">int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 text:style-name="P3">srcOptDesc</text:p>
              </table:table-cell>
              <table:table-cell>
                <text:p text:style-name="P3">varchar(255)</text:p>
              </table:table-cell>
              <table:table-cell table:style-name="ce5"/>
            </table:table-row>
            <table:table-row table:style-name="ro4" table:default-cell-style-name="ce10">
              <table:table-cell table:style-name="ce5"/>
              <table:table-cell>
                <text:p text:style-name="P3">src3FDesc</text:p>
              </table:table-cell>
              <table:table-cell>
                <text:p text:style-name="P3">varchar(255)</text:p>
              </table:table-cell>
              <table:table-cell table:style-name="ce5"/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draw:type="lines" svg:x1="14.087cm" svg:y1="7.625cm" svg:x2="10.177cm" svg:y2="6.16cm" draw:start-shape="id7" draw:start-glue-point="3" draw:end-shape="id8" svg:d="M14087 7625h-501l-2907-1465h-502" svg:viewBox="0 0 3911 1466">
          <text:p/>
        </draw:connector>
        <draw:frame draw:style-name="standard" draw:layer="layout" svg:width="9.072cm" svg:height="3.234cm" svg:x="1.406cm" svg:y="15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2"/>
            <table:table-column table:style-name="co23"/>
            <table:table-row table:style-name="ro1" table:default-cell-style-name="ce2">
              <table:table-cell table:style-name="ce1" table:number-columns-spanned="4">
                <text:p text:style-name="P1">aRefTab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rft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4">
              <table:table-cell table:style-name="ce8"/>
              <table:table-cell table:style-name="ce4">
                <text:p><text:span text:style-name="T2">rftName</text:span></text:p>
              </table:table-cell>
              <table:table-cell table:style-name="ce5">
                <text:p><text:span text:style-name="T2">varchar(255)</text:span></text:p>
              </table:table-cell>
              <table:table-cell table:style-name="ce6"/>
            </table:table-row>
            <table:table-row table:style-name="ro9">
              <table:table-cell table:style-name="ce9"/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9.svm" xlink:type="simple" xlink:show="embed" xlink:actuate="onLoad"/>
        </draw:frame>
      </draw:page>
      <draw:page draw:name="page4" draw:style-name="dp1" draw:master-page-name="Обычный">
        <draw:frame draw:style-name="standard" draw:layer="layout" svg:width="9.318cm" svg:height="6.173cm" svg:x="14.701cm" svg:y="9.684cm">
          <table:table table:template-name="default" table:use-first-row-styles="true" table:use-banding-rows-styles="true">
            <table:table-column table:style-name="co16"/>
            <table:table-column table:style-name="co24"/>
            <table:table-column table:style-name="co25"/>
            <table:table-column table:style-name="co26"/>
            <table:table-row table:style-name="ro1" table:default-cell-style-name="ce20">
              <table:table-cell table:style-name="ce19" table:number-columns-spanned="4">
                <text:p text:style-name="P1"><text:span text:style-name="T8">aJournalBaseExt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>
                <text:p text:style-name="P2"><text:span text:style-name="T1"></text:span></text:p>
              </table:table-cell>
              <table:table-cell table:style-name="ce4">
                <text:p><text:span text:style-name="T2">jnxCode</text:span></text:p>
              </table:table-cell>
              <table:table-cell table:style-name="ce10">
                <text:p><text:span text:style-name="T5">int</text:span></text:p>
              </table:table-cell>
              <table:table-cell table:style-name="ce18">
                <text:p><text:span text:style-name="T9">unique code</text:span></text:p>
              </table:table-cell>
            </table:table-row>
            <table:table-row table:style-name="ro4" table:default-cell-style-name="ce5">
              <table:table-cell/>
              <table:table-cell>
                <text:p text:style-name="P4">jnxFld01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 text:style-name="P4">jnxFld02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 text:style-name="P4">jnxFld03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 text:style-name="P4">jnxFld04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4" table:default-cell-style-name="ce5">
              <table:table-cell/>
              <table:table-cell>
                <text:p text:style-name="P4">jxlFld05</text:p>
              </table:table-cell>
              <table:table-cell table:style-name="ce10">
                <text:p text:style-name="P3">varchar(255)</text:p>
              </table:table-cell>
              <table:table-cell/>
            </table:table-row>
            <table:table-row table:style-name="ro10" table:default-cell-style-name="ce5">
              <table:table-cell/>
              <table:table-cell>
                <text:p text:style-name="P4">jnxExtP</text:p>
              </table:table-cell>
              <table:table-cell table:style-name="ce10">
                <text:p text:style-name="P3">int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814cm" svg:height="5.475cm" svg:x="3.029cm" svg:y="2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7"/>
            <table:table-column table:style-name="co28"/>
            <table:table-row table:style-name="ro1" table:default-cell-style-name="ce2">
              <table:table-cell table:style-name="ce1" table:number-columns-spanned="4">
                <text:p text:style-name="P1">aValue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3">
                <text:p text:style-name="P2"><text:span text:style-name="T1"></text:span></text:p>
              </table:table-cell>
              <table:table-cell table:style-name="ce4">
                <text:p><text:span text:style-name="T2">valCode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unique code</text:span></text:p>
              </table:table-cell>
            </table:table-row>
            <table:table-row table:style-name="ro3">
              <table:table-cell table:style-name="ce7">
                <text:p text:style-name="P2"><text:span text:style-name="T4"></text:span></text:p>
              </table:table-cell>
              <table:table-cell table:style-name="ce4">
                <text:p><text:span text:style-name="T2">valObjP</text:span></text:p>
              </table:table-cell>
              <table:table-cell table:style-name="ce5">
                <text:p><text:span text:style-name="T2">int</text:span></text:p>
              </table:table-cell>
              <table:table-cell table:style-name="ce6">
                <text:p><text:span text:style-name="T3">point to the table</text:span></text:p>
              </table:table-cell>
            </table:table-row>
            <table:table-row table:style-name="ro8">
              <table:table-cell table:style-name="ce8"/>
              <table:table-cell table:style-name="ce4">
                <text:p><text:span text:style-name="T2">valTypeR</text:span></text:p>
              </table:table-cell>
              <table:table-cell table:style-name="ce5">
                <text:p><text:span text:style-name="T2">int</text:span></text:p>
              </table:table-cell>
              <table:table-cell table:style-name="ce18"/>
            </table:table-row>
            <table:table-row table:style-name="ro8">
              <table:table-cell table:style-name="ce9"/>
              <table:table-cell table:style-name="ce4">
                <text:p><text:span text:style-name="T2">valValue</text:span></text:p>
              </table:table-cell>
              <table:table-cell table:style-name="ce10">
                <text:p><text:span text:style-name="T5">varchar(225)</text:span></text:p>
              </table:table-cell>
              <table:table-cell table:style-name="ce18"/>
            </table:table-row>
            <table:table-row table:style-name="ro4" table:default-cell-style-name="ce5">
              <table:table-cell/>
              <table:table-cell>
                <text:p><text:span text:style-name="T2">valFrom</text:span></text:p>
              </table:table-cell>
              <table:table-cell>
                <text:p><text:span text:style-name="T5">char[8)</text:span></text:p>
              </table:table-cell>
              <table:table-cell>
                <text:p><text:span text:style-name="T6">date - YYYMMDD</text:span></text:p>
              </table:table-cell>
            </table:table-row>
            <table:table-row table:style-name="ro4" table:default-cell-style-name="ce5">
              <table:table-cell/>
              <table:table-cell>
                <text:p><text:span text:style-name="T2">valHash</text:span></text:p>
              </table:table-cell>
              <table:table-cell>
                <text:p><text:span text:style-name="T2">int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Arial2" svg:font-family="Arial" style:font-pitch="variable" style:font-charset="x-symbol"/>
    <style:font-face style:name="Mangal3" svg:font-family="Mangal" style:font-pitch="variable" style:font-charset="x-symbol"/>
    <style:font-face style:name="Microsoft YaHei3" svg:font-family="'Microsoft YaHei'" style:font-pitch="variable" style:font-charset="x-symbol"/>
    <style:font-face style:name="Times New Roman2" svg:font-family="'Times New Roman'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Webdings2" svg:font-family="Webdings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Webdings1" svg:font-family="Webding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4:32:19.61</meta:creation-date>
    <dc:date>2014-03-18T17:15:10.589000000</dc:date>
    <meta:editing-duration>P1DT9H33M51S</meta:editing-duration>
    <meta:editing-cycles>10</meta:editing-cycles>
    <meta:generator>LibreOffice/4.2.1.1$Windows_x86 LibreOffice_project/d7dbbd7842e6a58b0f521599204e827654e1fb8b</meta:generator>
    <meta:print-date>2014-03-18T16:50:47.418000000</meta:print-date>
    <meta:document-statistic meta:object-count="16"/>
  </office:meta>
</office:document-meta>
</file>